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3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Hopus</text:p>
          </table:table-cell>
          <table:table-cell table:style-name="ce1" office:value-type="string">
            <text:p>Hzephyr</text:p>
          </table:table-cell>
          <table:table-cell table:style-name="ce4" table:number-columns-repeated="1022"/>
        </table:table-row>
        <table:table-row table:style-name="ro1">
          <table:table-cell table:style-name="ce2" table:formula="of:=(SQRT([.B2]*[.B2]*10000-16.98*16.98)+0.89-5.32)/100" office:value-type="float" office:value="1.27179154696776">
            <text:p>1.272</text:p>
          </table:table-cell>
          <table:table-cell office:value-type="float" office:value="1.327">
            <text:p>1.327</text:p>
          </table:table-cell>
          <table:table-cell table:number-columns-repeated="1022"/>
        </table:table-row>
        <table:table-row table:style-name="ro1">
          <table:table-cell table:style-name="ce2" table:formula="of:=(SQRT([.B3]*[.B3]*10000-16.98*16.98)+0.89-5.32)/100" office:value-type="float" office:value="1.05162379297103">
            <text:p>1.052</text:p>
          </table:table-cell>
          <table:table-cell office:value-type="float" office:value="1.109">
            <text:p>1.109</text:p>
          </table:table-cell>
          <table:table-cell table:number-columns-repeated="1022"/>
        </table:table-row>
        <table:table-row table:style-name="ro1">
          <table:table-cell table:style-name="ce2" table:formula="of:=(SQRT([.B4]*[.B4]*10000-16.98*16.98)+0.89-5.32)/100" office:value-type="float" office:value="1.42391386725504">
            <text:p>1.424</text:p>
          </table:table-cell>
          <table:table-cell office:value-type="float" office:value="1.478">
            <text:p>1.478</text:p>
          </table:table-cell>
          <table:table-cell table:number-columns-repeated="1022"/>
        </table:table-row>
        <table:table-row table:style-name="ro1">
          <table:table-cell table:style-name="ce2" table:formula="of:=(SQRT([.B5]*[.B5]*10000-16.98*16.98)+0.89-5.32)/100" office:value-type="float" office:value="1.25364027597575">
            <text:p>1.254</text:p>
          </table:table-cell>
          <table:table-cell office:value-type="float" office:value="1.309">
            <text:p>1.309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8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4">03/24/2011</text:date>, <text:time>21:23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an Thomas</meta:initial-creator>
    <meta:creation-date>2011-03-23T21:17:32</meta:creation-date>
    <dc:date>2011-03-24T21:23:29</dc:date>
    <dc:creator>Stan Thomas</dc:creator>
    <meta:editing-duration>PT00H19M07S</meta:editing-duration>
    <meta:editing-cycles>3</meta:editing-cycles>
    <meta:generator>OpenOffice.org/3.2$Unix OpenOffice.org_project/320m19$Build-9505</meta:generator>
    <meta:document-statistic meta:table-count="3" meta:cell-count="10" meta:object-count="0"/>
  </office:meta>
</office:document-meta>
</file>